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Aktéři</text:p>
      <text:p text:style-name="Standard">Uživatel</text:p>
      <text:p text:style-name="Standard">Admin</text:p>
      <text:p text:style-name="Standard"/>
      <text:p text:style-name="Standard">Případy užití – uživatel</text:p>
      <text:p text:style-name="Standard">Přihlásit / odhlásit (odhlášení automaticky před zavřením aplikace)</text:p>
      <text:p text:style-name="Standard">Zobrazit seznam firem (v hlavním okně, bude uložen v bin formě)</text:p>
      <text:p text:style-name="Standard">Vložit novou firmu<text:s/>(validace IČO)</text:p>
      <text:p text:style-name="Standard">Upravit detail firmy (přímo v tabulce)</text:p>
      <text:p text:style-name="Standard">Smazat firmu</text:p>
      <text:p text:style-name="Standard">Filtr (jméno firmy – data binding)</text:p>
      <text:p text:style-name="Standard"/>
      <text:p text:style-name="Standard">Případy užití – admin</text:p>
      <text:p text:style-name="Standard">vše co uživatel</text:p>
      <text:p text:style-name="Standard">CRUD <text:s/>uživatele</text:p>
      <text:p text:style-name="Standard">Vytvořit zálohu (XML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Admin</meta:initial-creator>
    <dc:creator>Admin</dc:creator>
    <meta:creation-date>2009-04-16T11:32:00Z</meta:creation-date>
    <dc:date>2015-11-15T22:23:00Z</dc:date>
    <meta:template xlink:href="Normal.dotm" xlink:type="simple"/>
    <meta:editing-cycles>6</meta:editing-cycles>
    <meta:editing-duration>PT1293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5" meta:character-count="380" meta:row-count="2" meta:non-whitespace-character-count="326"/>
  </office:meta>
</office:document-meta>
</file>